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0e9" officeooo:paragraph-rsid="000ff0e9"/>
    </style:style>
    <style:style style:name="P2" style:family="paragraph" style:parent-style-name="Standard">
      <style:text-properties officeooo:rsid="00126cf3" officeooo:paragraph-rsid="00126cf3"/>
    </style:style>
    <style:style style:name="P3" style:family="paragraph" style:parent-style-name="Standard">
      <style:text-properties officeooo:rsid="00136197" officeooo:paragraph-rsid="00136197"/>
    </style:style>
    <style:style style:name="P4" style:family="paragraph" style:parent-style-name="Standard">
      <style:text-properties officeooo:paragraph-rsid="00136197"/>
    </style:style>
    <style:style style:name="T1" style:family="text">
      <style:text-properties officeooo:rsid="001361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) Click a name and it adds to toAvoid, click again and it removes</text:span></text:p>
      <text:p text:style-name="P3">2) Press submit then it adds that array to the studentInfo</text:p>
      <text:p text:style-name="P1"/>
      <text:p text:style-name="P1"/>
      <text:p text:style-name="P1">Jack</text:p>
      <text:p text:style-name="P1">Jane</text:p>
      <text:p text:style-name="P1">Sarah</text:p>
      <text:p text:style-name="P1">Frank </text:p>
      <text:p text:style-name="P1">Keith</text:p>
      <text:p text:style-name="P1">Rachel</text:p>
      <text:p text:style-name="P1">Melv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6:22:46.513155819</meta:creation-date>
    <meta:generator>LibreOffice/6.4.7.2$Linux_X86_64 LibreOffice_project/40$Build-2</meta:generator>
    <dc:date>2022-11-08T19:07:24.566979841</dc:date>
    <meta:editing-duration>PT1H9S</meta:editing-duration>
    <meta:editing-cycles>9</meta:editing-cycles>
    <meta:document-statistic meta:table-count="0" meta:image-count="0" meta:object-count="0" meta:page-count="1" meta:paragraph-count="9" meta:word-count="32" meta:character-count="160" meta:non-whitespace-character-count="136"/>
  </office:meta>
</office:document-meta>
</file>